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lant Selection Plann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E A COPY!</text:span><text:span text:style-name="T3"> </text:span></text:p>
          </draw:text-box>
        </draw:frame>
        <draw:frame draw:style-name="gr1" draw:text-style-name="P5" draw:layer="layout" svg:width="19.05cm" svg:height="1.825cm" svg:x="3.175cm" svg:y="8.89cm">
          <draw:text-box>
            <text:p text:style-name="P4"><text:span text:style-name="T4">Haley Gustafson, John Sauter, Ash Carruth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This document was last updated July 4, 2022.</text:span></text:p>
            </draw:text-box>
          </draw:frame>
        </presentation:notes>
      </draw:page>
      <draw:page draw:name="Elevator pitch" draw:style-name="dp1" draw:master-page-name="SECTION_5f_HEADER">
        <draw:frame draw:name="Google Shape;60;p14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Elevator pitch</text:span></text:p>
          </draw:text-box>
        </draw:frame>
        <presentation:notes draw:style-name="dp2">
          <draw:page-thumbnail draw:name="Google Shape;57;g320332ed93_1_0:notes" draw:style-name="gr2" draw:layer="layout" svg:width="16.932cm" svg:height="9.524cm" svg:x="1.059cm" svg:y="1.905cm" draw:page-number="2" presentation:class="page"/>
          <draw:frame draw:name="Google Shape;58;g320332ed93_1_0:notes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9"><text:span text:style-name="T5">Nursery managers waste a lot of time dealing with customers who have only a vague idea of what plants they want for their garden. <text:s/>Much time could be saved if the gardener could first look through a catalogue of suitable plants and choose the ones needed.</text:span></text:p>
              <text:p text:style-name="P9"><text:span text:style-name="T5"/></text:p>
              <text:p text:style-name="P9"><text:span text:style-name="T5">This application fills that need by providing a gardener with a list of plants, searchable by various desirable qualities, such as hardiness and sunlight requirements. <text:s/>The resulting list can be sent to the nursery manager or carried to the nursery by the gardener.</text:span></text:p>
            </draw:text-box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Concept</text:span></text:p>
          </draw:text-box>
        </draw:frame>
        <draw:frame draw:name="Google Shape;66;p15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8">Description</text:span></text:p>
              </text:list-item>
              <text:list-item>
                <text:p text:style-name="P12"><text:span text:style-name="T8">Motivation for development?</text:span></text:p>
              </text:list-item>
              <text:list-item>
                <text:p text:style-name="P12"><text:span text:style-name="T8">User story</text:span></text:p>
              </text:list-item>
            </text:list>
          </draw:text-box>
        </draw:frame>
        <presentation:notes draw:style-name="dp2">
          <draw:page-thumbnail draw:name="Google Shape;62;g29f43f0a72_0_0:notes" draw:style-name="gr2" draw:layer="layout" svg:width="16.932cm" svg:height="9.524cm" svg:x="1.059cm" svg:y="1.905cm" draw:page-number="3" presentation:class="page"/>
          <draw:frame draw:name="Google Shape;63;g29f43f0a72_0_0:notes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Description</text:span></text:p>
              <text:p text:style-name="P6"><text:span text:style-name="T5"/></text:p>
              <text:p text:style-name="P6"><text:span text:style-name="T5">A plant database searcher in which a user can retrieve a list of plants that fall under desired criteria – hardiness zone, sun exposure, herbaceous/shrub/tree, evergreen/deciduous (for woody shrubs/trees), and bloom time. The user can then add plants to a personal collection that they can print and take on a trip to a nursery.</text:span></text:p>
              <text:p text:style-name="P6"><text:span text:style-name="T5"/></text:p>
              <text:p text:style-name="P6"><text:span text:style-name="T5">Motivation for Development</text:span></text:p>
              <text:p text:style-name="P6"><text:span text:style-name="T5"/></text:p>
              <text:p text:style-name="P6"><text:span text:style-name="T5">Amateur gardeners often go to plant nurseries and ask for plants that meet certain criteria. It can be difficult to narrow down the immense number of choices at a nursery while meeting all desired criteria. If a gardener were able to search a list of plants by desired criteria and develop a list of plants that meet their needs, they could take their list to a nursery and ask if their desired plants are available, rather than asking the nursery to narrow their choices down for them, expediting the process for everyone.</text:span></text:p>
              <text:p text:style-name="P6"><text:span text:style-name="T5"/></text:p>
              <text:p text:style-name="P6"><text:span text:style-name="T5">User Stories</text:span></text:p>
              <text:p text:style-name="P6"><text:span text:style-name="T5"/></text:p>
              <text:p text:style-name="P6"><text:span text:style-name="T5">As a gardener, / I want to search for plants filtered by certain criteria</text:span></text:p>
              <text:p text:style-name="P6"><text:span text:style-name="T5">So that I can choose plants that suit my gardening needs</text:span></text:p>
              <text:p text:style-name="P6"><text:span text:style-name="T5"/></text:p>
              <text:p text:style-name="P6"><text:span text:style-name="T5">As a user, / I want to add plants to a personal collection</text:span></text:p>
              <text:p text:style-name="P6"><text:span text:style-name="T5">So that I can print that list to take with me to a nursery</text:span></text:p>
              <text:p text:style-name="P6"><text:span text:style-name="T5"/></text:p>
              <text:p text:style-name="P6"><text:span text:style-name="T5">As a Nursery Manager, / I want to provide my customers with the plants that meet their needs without wasting a lot of time.</text:span></text:p>
              <text:p text:style-name="P6"><text:span text:style-name="T5"/></text:p>
              <text:p text:style-name="P6"><text:span text:style-name="T5"/></text:p>
            </draw:text-box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Process</text:span></text:p>
          </draw:text-box>
        </draw:frame>
        <draw:frame draw:name="Google Shape;72;p16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8">Technologies used</text:span></text:p>
              </text:list-item>
              <text:list-item>
                <text:p text:style-name="P12"><text:span text:style-name="T8">Breakdown of tasks and roles</text:span></text:p>
              </text:list-item>
              <text:list-item>
                <text:p text:style-name="P12"><text:span text:style-name="T8">Challenges</text:span></text:p>
              </text:list-item>
              <text:list-item>
                <text:p text:style-name="P12"><text:span text:style-name="T8">Successes</text:span></text:p>
              </text:list-item>
            </text:list>
          </draw:text-box>
        </draw:frame>
        <presentation:notes draw:style-name="dp2">
          <draw:page-thumbnail draw:name="Google Shape;68;g29f43f0a72_0_5:notes" draw:style-name="gr2" draw:layer="layout" svg:width="16.932cm" svg:height="9.524cm" svg:x="1.059cm" svg:y="1.905cm" draw:page-number="4" presentation:class="page"/>
          <draw:frame draw:name="Google Shape;69;g29f43f0a72_0_5:notes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Technologies Used:</text:span></text:p>
              <text:p text:style-name="P6"><text:span text:style-name="T5">Foundation for Sites, Node.js, Express.js, Handlebars.js, MySQL, GitHub, Heroku, JawsDB, Sequelize, and nodemailer</text:span></text:p>
              <text:p text:style-name="P6"><text:span text:style-name="T5"/></text:p>
              <text:p text:style-name="P6"><text:span text:style-name="T5">Breakdown of Tasks and Roles:</text:span></text:p>
              <text:p text:style-name="P6"><text:span text:style-name="T5">1. Design user flows: what pages will each type of user see, and what actions can be taken on each</text:span></text:p>
              <text:p text:style-name="P6"><text:span text:style-name="T5">2. Design data structures to support the user actions</text:span></text:p>
              <text:p text:style-name="P6"><text:span text:style-name="T5">3. Populate the plant database</text:span></text:p>
              <text:p text:style-name="P6"><text:span text:style-name="T5">4. Design and code the server: this includes specifying the paths</text:span></text:p>
              <text:p text:style-name="P6"><text:span text:style-name="T5">5. Construct and lay out the user pages based on the user flow design, using the paths to the server</text:span></text:p>
              <text:p text:style-name="P6"><text:span text:style-name="T5">6. Test and debug</text:span></text:p>
              <text:p text:style-name="P6"><text:span text:style-name="T5">7. Deploy to Heroku</text:span></text:p>
              <text:p text:style-name="P6"><text:span text:style-name="T5">8. Present the application to the class</text:span></text:p>
              <text:p text:style-name="P6"><text:span text:style-name="T5"/></text:p>
              <text:p text:style-name="P6"><text:span text:style-name="T5">Challenges:</text:span></text:p>
              <text:p text:style-name="P6"><text:span text:style-name="T5">We were unable to locate an API for garden plant data, so we created the database by hand.</text:span></text:p>
              <text:p text:style-name="P6"><text:span text:style-name="T5"/></text:p>
              <text:p text:style-name="P6"><text:span text:style-name="T5">Successes:</text:span></text:p>
              <text:p text:style-name="P6"><text:span text:style-name="T5">The secrecy requirements of nodemailer provided us an opportunity to learn how to keep information that is not API key confidential.</text:span></text:p>
            </draw:text-box>
          </draw:frame>
        </presentation:notes>
      </draw:page>
      <draw:page draw:name="Demo" draw:style-name="dp1" draw:master-page-name="SECTION_5f_HEADER">
        <draw:frame draw:name="Google Shape;77;p17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Demo</text:span></text:p>
          </draw:text-box>
        </draw:frame>
        <presentation:notes draw:style-name="dp2">
          <draw:page-thumbnail draw:name="Google Shape;74;g29f43f0a72_0_15:notes" draw:style-name="gr2" draw:layer="layout" svg:width="16.932cm" svg:height="9.524cm" svg:x="1.059cm" svg:y="1.905cm" draw:page-number="5" presentation:class="page"/>
          <draw:frame draw:name="Google Shape;75;g29f43f0a72_0_15:notes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1. Sign up a nursery manager, he adds a plant, logs off.</text:span></text:p>
              <text:p text:style-name="P6"><text:span text:style-name="T5">2. Sign up a gardener, she searches for plants, finds the plant added, sends email.</text:span></text:p>
              <text:p text:style-name="P6"><text:span text:style-name="T5">3. Log in the nursery manager, he views the gardener’s selection.</text:span></text:p>
            </draw:text-box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Directions for Future Development</text:span></text:p>
          </draw:text-box>
        </draw:frame>
        <draw:frame draw:name="Google Shape;83;p18" presentation:style-name="pr11" draw:text-style-name="P15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4"><text:span text:style-name="T9">Expansion of the plant database and selection criteria. <text:s/></text:span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>Support of multiple nurseries. <text:s/></text:span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>Addition of plant pictures. <text:s/></text:span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>Addition of plant location and number available in a nursery. <text:s/></text:span></text:p>
              </text:list-item>
              <text:list-item>
                <text:p text:style-name="P14"><text:span text:style-name="T9"/></text:p>
              </text:list-item>
              <text:list-item>
                <text:p text:style-name="P14"><text:span text:style-name="T9">Addition of garden zones and the number of each kind of plant needed in each zone.</text:span></text:p>
              </text:list-item>
              <text:list-item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name="Google Shape;79;g29f43f0a72_0_10:notes" draw:style-name="gr2" draw:layer="layout" svg:width="16.932cm" svg:height="9.524cm" svg:x="1.059cm" svg:y="1.905cm" draw:page-number="6" presentation:class="page"/>
          <draw:frame draw:name="Google Shape;80;g29f43f0a72_0_10:notes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Expansion of the plant database and selection criteria. <text:s/></text:span></text:p>
              <text:p text:style-name="P6"><text:span text:style-name="T5"/></text:p>
              <text:p text:style-name="P6"><text:span text:style-name="T5">Support of multiple nurseries. <text:s/></text:span></text:p>
              <text:p text:style-name="P6"><text:span text:style-name="T5"/></text:p>
              <text:p text:style-name="P6"><text:span text:style-name="T5">Addition of plant pictures. <text:s/></text:span></text:p>
              <text:p text:style-name="P6"><text:span text:style-name="T5"/></text:p>
              <text:p text:style-name="P6"><text:span text:style-name="T5">Addition of plant location and number available in a nursery. <text:s/></text:span></text:p>
              <text:p text:style-name="P6"><text:span text:style-name="T5"/></text:p>
              <text:p text:style-name="P6"><text:span text:style-name="T5">Addition of garden zones and the number of each kind of plant needed in each zone.</text:span></text:p>
              <text:p text:style-name="P6"><text:span text:style-name="T5"/></text:p>
            </draw:text-box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6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7">Links</text:span></text:p>
          </draw:text-box>
        </draw:frame>
        <draw:frame draw:name="Google Shape;89;p19" presentation:style-name="pr7" draw:text-style-name="P13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2"><text:span text:style-name="T8">Deployed: https://beautiful-yosemite-29690.herokuapp.com/ </text:span></text:p>
              </text:list-item>
              <text:list-item>
                <text:p text:style-name="P6"><text:span text:style-name="T10">GitHub repo: </text:span><text:span text:style-name="T11">https://github.com/JohnSauter/plant_selection_planner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2" draw:layer="layout" svg:width="16.932cm" svg:height="9.524cm" svg:x="1.059cm" svg:y="1.905cm" draw:page-number="7" presentation:class="page"/>
          <draw:frame draw:name="Google Shape;86;g29f43f0a72_0_24:notes" presentation:style-name="pr1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5">Heroku:</text:span></text:p>
              <text:p text:style-name="P6"><text:span text:style-name="T5"/></text:p>
              <text:p text:style-name="P6"><text:span text:style-name="T5">https://beautiful-yosemite-29690.herokuapp.com/</text:span></text:p>
              <text:p text:style-name="P6"><text:span text:style-name="T5"/></text:p>
              <text:p text:style-name="P6"><text:span text:style-name="T5">Github repro:</text:span></text:p>
              <text:p text:style-name="P6"><text:span text:style-name="T5"/></text:p>
              <text:p text:style-name="P6"><text:span text:style-name="T5">https://github.com/JohnSauter/plant_selection_plann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date>2022-07-05T18:41:11.034000000</dc:date>
    <meta:editing-duration>PT41M</meta:editing-duration>
    <meta:editing-cycles>20</meta:editing-cycles>
    <meta:document-statistic meta:object-count="64"/>
  </office:meta>
</office:document-meta>
</file>